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2pt" style:font-size-asian="12pt" style:font-name-complex="Arial1" style:font-size-complex="12pt"/>
    </style:style>
    <style:style style:name="P2" style:family="paragraph" style:parent-style-name="List_20_Paragraph">
      <style:paragraph-properties fo:margin-left="1.259cm" fo:margin-right="0cm" fo:line-height="150%" fo:text-align="justify" style:justify-single-word="false" fo:text-indent="-0.63cm" style:auto-text-indent="false"/>
      <style:text-properties style:font-name="Arial" fo:font-size="12pt" style:font-size-asian="12pt" style:font-name-complex="Arial1" style:font-size-complex="12pt"/>
    </style:style>
    <style:style style:name="P3" style:family="paragraph" style:parent-style-name="List_20_Paragraph">
      <style:text-properties fo:color="#2a6099" loext:opacity="100%"/>
    </style:style>
    <style:style style:name="P4" style:family="paragraph" style:parent-style-name="List_20_Paragraph">
      <style:paragraph-properties fo:margin-left="0cm" fo:margin-right="0cm" fo:text-indent="0cm" style:auto-text-indent="false"/>
      <style:text-properties fo:color="#2a6099" loext:opacity="100%"/>
    </style:style>
    <style:style style:name="P5" style:family="paragraph" style:parent-style-name="List_20_Paragraph" style:list-style-name="WWNum1">
      <style:paragraph-properties fo:margin-left="1.259cm" fo:margin-right="0cm" fo:line-height="150%" fo:text-align="justify" style:justify-single-word="false" fo:text-indent="-0.63cm" style:auto-text-indent="false"/>
      <style:text-properties style:font-name="Arial" fo:font-size="12pt" style:font-size-asian="12pt" style:font-name-complex="Arial1" style:font-size-complex="12pt"/>
    </style:style>
    <style:style style:name="P6" style:family="paragraph" style:parent-style-name="List_20_Paragraph">
      <style:text-properties fo:color="#2a6099" loext:opacity="100%"/>
    </style:style>
    <style:style style:name="P7" style:family="paragraph" style:parent-style-name="List_20_Paragraph">
      <style:text-properties fo:color="#2a6099" loext:opacity="100%" style:font-name="Arial" fo:font-size="12pt" style:font-size-asian="12pt" style:font-name-complex="Arial1" style:font-size-complex="12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loext:opacity="0%" fo:font-size="11pt" fo:language="es" fo:country="ES" style:letter-kerning="false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gr1" style:family="graphic">
      <style:graphic-properties draw:stroke="solid" svg:stroke-width="0.044cm" svg:stroke-color="#000000" draw:stroke-linejoin="round" draw:fill="none" draw:textarea-vertical-align="top" draw:auto-grow-height="false" fo:min-height="0cm" fo:min-width="14.766cm" fo:padding-top="0.125cm" fo:padding-bottom="0.125cm" fo:padding-left="0.25cm" fo:padding-right="0.25cm" fo:wrap-option="wrap" fo:margin-left="0.025cm" fo:margin-right="0.023cm" fo:margin-top="0.025cm" fo:margin-bottom="0.02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xml:id="list3888699775" text:style-name="WWNum1">
        <text:list-item>
          <text:p text:style-name="P5">Regiones en que el total de los empleados no supere los 5</text:p>
        </text:list-item>
      </text:list>
      <text:p text:style-name="P3">SELECT COUNT(num_empl), REGION</text:p>
      <text:p text:style-name="P3">FROM oficinas, repventas</text:p>
      <text:p text:style-name="P3">WHERE repventas.OFICINA_REP=oficinas.OFICINA</text:p>
      <text:p text:style-name="P3">GROUP BY REGION</text:p>
      <text:p text:style-name="P3">HAVING COUNT(num_empl)&lt;5;</text:p>
      <text:p text:style-name="List_20_Paragraph"/>
      <text:list xml:id="list122759946381118" text:continue-numbering="true" text:style-name="WWNum1">
        <text:list-item>
          <text:p text:style-name="P5">Ciudad de las oficinas en que el importe total de las ventas de sus empleados no supere los 500000 dolares</text:p>
        </text:list-item>
      </text:list>
      <text:p text:style-name="P3">SELECT CIUDAD, SUM(repventas.VENTAS)</text:p>
      <text:p text:style-name="P3">FROM repventas, oficinas</text:p>
      <text:p text:style-name="P3">WHERE repventas.OFICINA_REP=oficinas.OFICINA</text:p>
      <text:p text:style-name="P3">GROUP BY CIUDAD</text:p>
      <text:p text:style-name="P3">HAVING SUM(repventas.VENTAS)&lt;500000;</text:p>
      <text:p text:style-name="P2"/>
      <text:list xml:id="list122759058737807" text:continue-numbering="true" text:style-name="WWNum1">
        <text:list-item>
          <text:p text:style-name="P5">Empresa de los clientes para los que el importe total de sus pedidos no sea inferior a 5000</text:p>
        </text:list-item>
      </text:list>
      <text:p text:style-name="P3">SELECT EMPRESA, SUM(importe)</text:p>
      <text:p text:style-name="P3">FROM clientes, pedidos</text:p>
      <text:p text:style-name="P3">WHERE clientes.NUM_CLIE=pedidos.CLIE</text:p>
      <text:p text:style-name="P3">GROUP BY num_pedido</text:p>
      <text:p text:style-name="P3">HAVING SUM(importe)&gt;5000;</text:p>
      <text:p text:style-name="List_20_Paragraph"/>
      <text:list xml:id="list122760226248783" text:continue-numbering="true" text:style-name="WWNum1">
        <text:list-item>
          <text:p text:style-name="P5">Fabricas (fab) para las que el importe total de los pedidos que se les han hecho sea mayor de 10000</text:p>
        </text:list-item>
      </text:list>
      <text:p text:style-name="P3">SELECT FAB, SUM(IMPORTE)</text:p>
      <text:p text:style-name="P3">FROM pedidos</text:p>
      <text:p text:style-name="P3">GROUP BY FAB</text:p>
      <text:p text:style-name="P3">HAVING SUM(IMPORTE)&gt;10000;</text:p>
      <text:p text:style-name="List_20_Paragraph"/>
      <text:list xml:id="list122758303781596" text:continue-numbering="true" text:style-name="WWNum1">
        <text:list-item>
          <text:p text:style-name="P5">Empresas de los clientes que hayan hecho menos de 2 pedidos</text:p>
        </text:list-item>
      </text:list>
      <text:p text:style-name="P3">SELECT DISTINCT EMPRESA, COUNT(num_pedido)</text:p>
      <text:p text:style-name="P3">FROM clientes, pedidos</text:p>
      <text:p text:style-name="P3">WHERE clientes.NUM_CLIE=pedidos.CLIE</text:p>
      <text:p text:style-name="P3">GROUP BY num_pedido</text:p>
      <text:p text:style-name="P3">HAVING COUNT(num_pedido)&lt;2;</text:p>
      <text:p text:style-name="P4"/>
      <text:list xml:id="list122758299434148" text:continue-numbering="true" text:style-name="WWNum1">
        <text:list-item>
          <text:p text:style-name="P5">id_producto de los productos que aparezcan en más de 3 pedidos</text:p>
        </text:list-item>
      </text:list>
      <text:p text:style-name="P3">SELECT PRODUCTO, COUNT(NUM_PEDIDO)</text:p>
      <text:p text:style-name="P3">FROM pedidos</text:p>
      <text:p text:style-name="P3">GROUP BY producto</text:p>
      <text:p text:style-name="P3">HAVING COUNT(NUM_PEDIDO)&gt;3;</text:p>
      <text:p text:style-name="P3"/>
      <text:p text:style-name="P3"/>
      <text:p text:style-name="P3"/>
      <text:list xml:id="list122759025151226" text:continue-numbering="true" text:style-name="WWNum1">
        <text:list-item>
          <text:p text:style-name="P5"><text:soft-page-break/>Ciudad de las oficinas donde la cuota total de sus empleados supera los 400000</text:p>
        </text:list-item>
      </text:list>
      <text:p text:style-name="P3">SELECT CIUDAD, SUM(cuota)</text:p>
      <text:p text:style-name="P3">FROM repventas, oficinas</text:p>
      <text:p text:style-name="P3">WHERE repventas.OFICINA_REP=oficinas.OFICINA</text:p>
      <text:p text:style-name="P3">GROUP BY CIUDAD</text:p>
      <text:p text:style-name="P3">HAVING SUM(cuota)&gt;400000;</text:p>
      <text:p text:style-name="List_20_Paragraph"/>
      <text:list xml:id="list122760249383167" text:continue-numbering="true" text:style-name="WWNum1">
        <text:list-item>
          <text:p text:style-name="P5">Región en que el número de empleados es menor de 5</text:p>
        </text:list-item>
      </text:list>
      <text:p text:style-name="P3">SELECT COUNT(num_empl), REGION</text:p>
      <text:p text:style-name="P3">FROM repventas, oficinas</text:p>
      <text:p text:style-name="P3">WHERE repventas.OFICINA_REP=oficinas.OFICINA</text:p>
      <text:p text:style-name="P3">GROUP BY REGION</text:p>
      <text:p text:style-name="P3">HAVING COUNT(num_empl)&lt;5;</text:p>
      <text:list xml:id="list122758899988986" text:continue-numbering="true" text:style-name="WWNum1">
        <text:list-header>
          <text:p text:style-name="P5"/>
        </text:list-header>
        <text:list-item>
          <text:p text:style-name="P5">Fechas de los pedidos para los que el precio total de los productos sea menor de 100000</text:p>
        </text:list-item>
      </text:list>
      <text:p text:style-name="P3">SELECT FECHA_PEDIDO, SUM(precio)</text:p>
      <text:p text:style-name="P3">FROM pedidos, productos</text:p>
      <text:p text:style-name="P3">WHERE pedidos.PRODUCTO=productos.ID_PRODUCTO</text:p>
      <text:p text:style-name="P3">GROUP BY NUM_PEDIDO</text:p>
      <text:p text:style-name="P3">HAVING SUM(precio)&lt;100000;</text:p>
      <text:p text:style-name="P2"/>
      <text:list xml:id="list122759052785657" text:continue-numbering="true" text:style-name="WWNum1">
        <text:list-item>
          <text:p text:style-name="P5">Empresas de los clientes que hayan hecho pedidos a menos de 3 fabricas</text:p>
        </text:list-item>
      </text:list>
      <text:p text:style-name="P7">SELECT EMPRESA, COUNT(fab)</text:p>
      <text:p text:style-name="P7">FROM clientes, pedidos</text:p>
      <text:p text:style-name="P7">WHERE clientes.NUM_CLIE=pedidos.CLIE</text:p>
      <text:p text:style-name="P7">GROUP BY NUM_CLIE</text:p>
      <text:p text:style-name="P7">HAVING COUNT(fab)&lt;3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inner_5f_sql" style:display-name="inner_sql" style:family="text" style:parent-style-name="Default_20_Paragraph_20_Font"/>
    <style:style style:name="syntax_5f_alpha" style:display-name="syntax_alpha" style:family="text" style:parent-style-name="Default_20_Paragraph_20_Font"/>
    <style:style style:name="syntax_5f_punct1" style:display-name="syntax_punct1" style:family="text" style:parent-style-name="Default_20_Paragraph_20_Font">
      <style:text-properties fo:color="#ff00ff" loext:opacity="100%"/>
    </style:style>
    <style:style style:name="syntax_5f_digit" style:display-name="syntax_digit" style:family="text" style:parent-style-name="Default_20_Paragraph_20_Font"/>
    <style:style style:name="Encabezado_20_Car" style:display-name="Encabezado Car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style:use-window-font-color="true" loext:opacity="0%" fo:font-size="11pt" fo:language="es" fo:country="ES" style:letter-kerning="false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Mgr1" style:family="graphic">
      <style:graphic-properties draw:stroke="solid" svg:stroke-width="0.044cm" svg:stroke-color="#000000" draw:stroke-linejoin="round" draw:fill="none" draw:textarea-vertical-align="top" draw:auto-grow-height="false" fo:min-height="0cm" fo:min-width="14.766cm" fo:padding-top="0.125cm" fo:padding-bottom="0.125cm" fo:padding-left="0.25cm" fo:padding-right="0.25cm" fo:wrap-option="wrap" fo:margin-left="0.025cm" fo:margin-right="0.023cm" fo:margin-top="0.025cm" fo:margin-bottom="0.02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1" draw:name="Forma1" draw:style-name="Mgr1" draw:text-style-name="MP1" svg:width="15.267cm" svg:height="0.003cm" svg:x="-0.116cm" svg:y="0.788cm"><text:p/><draw:enhanced-geometry draw:mirror-horizontal="false" draw:mirror-vertical="false" svg:viewBox="0 0 21600 21600" draw:type="mso-spt32" draw:enhanced-path="M 0 0 L 21600 21600 N"/></draw:custom-shape>Rodrigo Mart<text:span text:style-name="MT1">ínez Delgado</text:span><text:tab/><text:tab/>Consultas con Having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8:15:00</meta:creation-date>
    <meta:initial-creator>eowin</meta:initial-creator>
    <dc:language>es-ES</dc:language>
    <meta:print-date>2013-01-30T09:13:00</meta:print-date>
    <dc:date>2024-01-29T12:27:57.957199249</dc:date>
    <meta:editing-cycles>23</meta:editing-cycles>
    <meta:editing-duration>P6DT1H4M18S</meta:editing-duration>
    <meta:generator>LibreOffice/7.3.7.2$Linux_X86_64 LibreOffice_project/30$Build-2</meta:generator>
    <meta:document-statistic meta:table-count="0" meta:image-count="0" meta:object-count="0" meta:page-count="2" meta:paragraph-count="59" meta:word-count="288" meta:character-count="2095" meta:non-whitespace-character-count="1875"/>
    <meta:user-defined meta:name="AppVersion">15.0000</meta:user-defined>
    <meta:template xlink:type="simple" xlink:actuate="onRequest" xlink:title="Normal.dotm" xlink:href=""/>
  </office:meta>
</office:document-meta>
</file>